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7.2pt"/>
    </style:style>
    <style:style style:name="co2" style:family="table-column">
      <style:table-column-properties fo:break-before="auto" style:column-width="38.1pt"/>
    </style:style>
    <style:style style:name="co3" style:family="table-column">
      <style:table-column-properties fo:break-before="auto" style:column-width="24.89pt"/>
    </style:style>
    <style:style style:name="co4" style:family="table-column">
      <style:table-column-properties fo:break-before="auto" style:column-width="139.86pt"/>
    </style:style>
    <style:style style:name="co5" style:family="table-column">
      <style:table-column-properties fo:break-before="auto" style:column-width="151.65pt"/>
    </style:style>
    <style:style style:name="co6" style:family="table-column">
      <style:table-column-properties fo:break-before="auto" style:column-width="198.6pt"/>
    </style:style>
    <style:style style:name="co7" style:family="table-column">
      <style:table-column-properties fo:break-before="auto" style:column-width="168.49pt"/>
    </style:style>
    <style:style style:name="co8" style:family="table-column">
      <style:table-column-properties fo:break-before="auto" style:column-width="129.91pt"/>
    </style:style>
    <style:style style:name="co9" style:family="table-column">
      <style:table-column-properties fo:break-before="auto" style:column-width="170.7pt"/>
    </style:style>
    <style:style style:name="co10" style:family="table-column">
      <style:table-column-properties fo:break-before="auto" style:column-width="170.84pt"/>
    </style:style>
    <style:style style:name="co11" style:family="table-column">
      <style:table-column-properties fo:break-before="auto" style:column-width="23.41pt"/>
    </style:style>
    <style:style style:name="co12" style:family="table-column">
      <style:table-column-properties fo:break-before="auto" style:column-width="31.1pt"/>
    </style:style>
    <style:style style:name="co13" style:family="table-column">
      <style:table-column-properties fo:break-before="auto" style:column-width="72.79pt"/>
    </style:style>
    <style:style style:name="co14" style:family="table-column">
      <style:table-column-properties fo:break-before="auto" style:column-width="72pt"/>
    </style:style>
    <style:style style:name="co15" style:family="table-column">
      <style:table-column-properties fo:break-before="auto" style:column-width="67.41pt"/>
    </style:style>
    <style:style style:name="co16" style:family="table-column">
      <style:table-column-properties fo:break-before="auto" style:column-width="61.99pt"/>
    </style:style>
    <style:style style:name="co17" style:family="table-column">
      <style:table-column-properties fo:break-before="auto" style:column-width="75.09pt"/>
    </style:style>
    <style:style style:name="co18" style:family="table-column">
      <style:table-column-properties fo:break-before="auto" style:column-width="76.65pt"/>
    </style:style>
    <style:style style:name="co19" style:family="table-column">
      <style:table-column-properties fo:break-before="auto" style:column-width="41.16pt"/>
    </style:style>
    <style:style style:name="co20" style:family="table-column">
      <style:table-column-properties fo:break-before="auto" style:column-width="95.95pt"/>
    </style:style>
    <style:style style:name="co21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cc66ff" fo:border="0.06pt solid #0000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 style:data-style-name="N104"/>
    <style:style style:name="ce6" style:family="table-cell" style:parent-style-name="Default">
      <style:table-cell-properties fo:background-color="#00ccff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transparent"/>
    </style:style>
    <style:style style:name="T1" style:family="text">
      <style:text-properties fo:color="#3333ff"/>
    </style:style>
  </office:automatic-styles>
  <office:body>
    <office:spreadsheet>
      <table:calculation-settings table:automatic-find-labels="false"/>
      <table:table table:name="powerSMALL_smaller_OUT_GND_bom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1003" table:default-cell-style-name="Default"/>
        <table:table-row table:style-name="ro1">
          <table:table-cell table:style-name="ce1" office:value-type="string" calcext:value-type="string">
            <text:p>Ordered</text:p>
          </table:table-cell>
          <table:table-cell table:style-name="ce1" office:value-type="string" calcext:value-type="string">
            <text:p>Price</text:p>
          </table:table-cell>
          <table:table-cell table:style-name="ce1" table:number-columns-spanned="1" table:number-rows-spanned="40"/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rt #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14"/>
        </table:table-row>
        <table:table-row table:style-name="ro2">
          <table:table-cell table:style-name="ce2" office:value-type="string" calcext:value-type="string">
            <text:p>x</text:p>
          </table:table-cell>
          <table:table-cell table:style-name="ce2"/>
          <table:covered-table-cell table:style-name="ce2"/>
          <table:table-cell table:style-name="ce2" office:value-type="float" office:value="4" calcext:value-type="float">
            <text:p>4</text:p>
          </table:table-cell>
          <table:table-cell table:style-name="ce2" table:number-columns-repeated="2"/>
          <table:table-cell table:style-name="ce2" office:value-type="string" calcext:value-type="string">
            <text:p>CONN_02PTH4</text:p>
          </table:table-cell>
          <table:table-cell table:style-name="ce2" office:value-type="string" calcext:value-type="string">
            <text:p>1X02_XTRA_BIG</text:p>
          </table:table-cell>
          <table:table-cell table:style-name="ce2" office:value-type="string" calcext:value-type="string">
            <text:p>J5, J6, PWR, SIPM</text:p>
          </table:table-cell>
          <table:table-cell table:style-name="ce2" office:value-type="string" calcext:value-type="string">
            <text:p>Multi connection point. Often used as Generic Header-pin footprint for 0.1 inch spaced/style header connections</text:p>
          </table:table-cell>
          <table:table-cell table:style-name="ce8" table:number-columns-repeated="1014"/>
        </table:table-row>
        <table:table-row table:style-name="ro2">
          <table:table-cell table:style-name="ce2" office:value-type="string" calcext:value-type="string">
            <text:p>x</text:p>
          </table:table-cell>
          <table:table-cell table:style-name="ce2"/>
          <table:covered-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string" calcext:value-type="string">
            <text:p>PINHD-1X1</text:p>
          </table:table-cell>
          <table:table-cell table:style-name="ce2" office:value-type="string" calcext:value-type="string">
            <text:p>1X01</text:p>
          </table:table-cell>
          <table:table-cell table:style-name="ce2" office:value-type="string" calcext:value-type="string">
            <text:p>JP1</text:p>
          </table:table-cell>
          <table:table-cell table:style-name="ce2" office:value-type="string" calcext:value-type="string">
            <text:p>Pin header 1x1 for 0.1" spacing</text:p>
          </table:table-cell>
          <table:table-cell table:style-name="ce8" table:number-columns-repeated="1014"/>
        </table:table-row>
        <table:table-row table:style-name="ro2">
          <table:table-cell office:value-type="string" calcext:value-type="string">
            <text:p>x</text:p>
          </table:table-cell>
          <table:table-cell/>
          <table:covered-table-cell/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THERMISTOR?</text:p>
          </table:table-cell>
          <table:table-cell office:value-type="string" calcext:value-type="string">
            <text:p>RESISTORAXIAL-0.3</text:p>
          </table:table-cell>
          <table:table-cell office:value-type="string" calcext:value-type="string">
            <text:p>AXIAL-0.3</text:p>
          </table:table-cell>
          <table:table-cell office:value-type="string" calcext:value-type="string">
            <text:p>ZENERD</text:p>
          </table:table-cell>
          <table:table-cell office:value-type="string" calcext:value-type="string">
            <text:p>RESISTOR, European symbol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x</text:p>
          </table:table-cell>
          <table:table-cell table:style-name="ce2"/>
          <table:covered-table-cell table:style-name="ce2"/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SMR6-I</text:p>
          </table:table-cell>
          <table:table-cell table:style-name="ce2" office:value-type="string" calcext:value-type="string">
            <text:p>SM-R6</text:p>
          </table:table-cell>
          <table:table-cell table:style-name="ce2" office:value-type="string" calcext:value-type="string">
            <text:p>L4, L6</text:p>
          </table:table-cell>
          <table:table-cell table:style-name="ce2" office:value-type="string" calcext:value-type="string">
            <text:p>CHOKE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x</text:p>
          </table:table-cell>
          <table:table-cell table:style-name="ce2"/>
          <table:covered-table-cell table:style-name="ce2"/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style-name="ce2" office:value-type="string" calcext:value-type="string">
            <text:p>U15-CHOKE</text:p>
          </table:table-cell>
          <table:table-cell table:style-name="ce2" office:value-type="string" calcext:value-type="string">
            <text:p>U15CHOKE</text:p>
          </table:table-cell>
          <table:table-cell table:style-name="ce2" office:value-type="string" calcext:value-type="string">
            <text:p>L1, L2, L3</text:p>
          </table:table-cell>
          <table:table-cell table:style-name="ce2" office:value-type="string" calcext:value-type="string">
            <text:p>CHOKE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.74" calcext:value-type="float">
            <text:p>1.74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-L7805</text:p>
          </table:table-cell>
          <table:table-cell office:value-type="string" calcext:value-type="string">
            <text:p><text:a xlink:href="https://www.digikey.com/product-detail/en/L7805ACV/497-1441-5-ND/585962" xlink:type="simple">497-1441-5-ND Digikey</text:a></text:p>
          </table:table-cell>
          <table:table-cell office:value-type="string" calcext:value-type="string">
            <text:p>-L7805</text:p>
          </table:table-cell>
          <table:table-cell office:value-type="string" calcext:value-type="string">
            <text:p>L7805</text:p>
          </table:table-cell>
          <table:table-cell office:value-type="string" calcext:value-type="string">
            <text:p>511-L7805ACVMOUSER</text:p>
          </table:table-cell>
          <table:table-cell table:number-columns-repeated="101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.73" calcext:value-type="float">
            <text:p>1.73</text:p>
          </table:table-cell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<text:a xlink:href="https://www.digikey.com/scripts/DkSearch/dksus.dll?Detail&amp;itemSeq=264880151&amp;uq=636656313498578572" xlink:type="simple">399-9870-1-ND Digikey</text:a></text:p>
          </table:table-cell>
          <table:table-cell office:value-type="string" calcext:value-type="string">
            <text:p>C-EU025-025X050</text:p>
          </table:table-cell>
          <table:table-cell office:value-type="string" calcext:value-type="string">
            <text:p>C025-025X050</text:p>
          </table:table-cell>
          <table:table-cell office:value-type="string" calcext:value-type="string">
            <text:p>C23, C27, C28</text:p>
          </table:table-cell>
          <table:table-cell office:value-type="string" calcext:value-type="string">
            <text:p>CAPACITOR</text:p>
          </table:table-cell>
          <table:table-cell table:number-columns-repeated="1014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.37" calcext:value-type="float">
            <text:p>5.37</text:p>
          </table:table-cell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0.01uF</text:p>
          </table:table-cell>
          <table:table-cell table:style-name="ce7" office:value-type="string" calcext:value-type="string">
            <text:p><text:a xlink:href="https://www.digikey.com/product-detail/en/kemet/C315C103K5R5TA7303/399-9858-1-ND/3726184" xlink:type="simple">399-9858-1-ND Digikey</text:a></text:p>
          </table:table-cell>
          <table:table-cell office:value-type="string" calcext:value-type="string">
            <text:p>C-EU025-025X050</text:p>
          </table:table-cell>
          <table:table-cell office:value-type="string" calcext:value-type="string">
            <text:p>C025-025X050</text:p>
          </table:table-cell>
          <table:table-cell office:value-type="string" calcext:value-type="string">
            <text:p>C2,C4, C13, C19, C20,C25, C26</text:p>
          </table:table-cell>
          <table:table-cell office:value-type="string" calcext:value-type="string">
            <text:p>CAPACITOR, European symbol</text:p>
          </table:table-cell>
          <table:table-cell table:number-columns-repeated="101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.62" calcext:value-type="float">
            <text:p>3.62</text:p>
          </table:table-cell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<text:a xlink:href="https://www.digikey.com/product-detail/en/murata-electronics-north-america/GCJ188R72A103KA01D/490-5771-1-ND/2782238" xlink:type="simple">490-5771-1-ND Digikey</text:a>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29, C30, C33, C34, C35</text:p>
          </table:table-cell>
          <table:table-cell office:value-type="string" calcext:value-type="string">
            <text:p>CAPACITOR, European symbol</text:p>
          </table:table-cell>
          <table:table-cell table:number-columns-repeated="101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5.28" calcext:value-type="float">
            <text:p>15.28</text:p>
          </table:table-cell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<text:a xlink:href="https://www.digikey.com/product-detail/en/tdk-corporation/FK22X5R0J107M/445-2902-ND/1008928" xlink:type="simple">445-2902-ND Digikey</text:a></text:p>
          </table:table-cell>
          <table:table-cell office:value-type="string" calcext:value-type="string">
            <text:p>C-EU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12, C18</text:p>
          </table:table-cell>
          <table:table-cell office:value-type="string" calcext:value-type="string">
            <text:p>CAPACITOR, European symbol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.7" calcext:value-type="float">
            <text:p>8.7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<text:a xlink:href="https://www.digikey.com/product-detail/en/bourns-inc/3310C-001-103L/3310C-001-103L-ND/1088205" xlink:type="simple">3310C-0010103L-ND Digikey</text:a></text:p>
          </table:table-cell>
          <table:table-cell office:value-type="string" calcext:value-type="string">
            <text:p>POTENTIOMETER-PTH-9MM-1/20W-20%</text:p>
          </table:table-cell>
          <table:table-cell office:value-type="string" calcext:value-type="string">
            <text:p>POT-PTH-ALPS</text:p>
          </table:table-cell>
          <table:table-cell office:value-type="string" calcext:value-type="string">
            <text:p>VAR1</text:p>
          </table:table-cell>
          <table:table-cell office:value-type="string" calcext:value-type="string">
            <text:p>Potentiometer (Pot)</text:p>
          </table:table-cell>
          <table:table-cell table:number-columns-repeated="101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<text:a xlink:href="https://www.digikey.com/product-detail/en/stackpole-electronics-inc/CF14JT10K0/CF14JT10K0CT-ND/1830374" xlink:type="simple">CF14JT10K0CT-ND Digikey</text:a></text:p>
          </table:table-cell>
          <table:table-cell office:value-type="string" calcext:value-type="string">
            <text:p>10KOHM-HORIZ-1/4W</text:p>
          </table:table-cell>
          <table:table-cell office:value-type="string" calcext:value-type="string">
            <text:p>AXIAL-0.3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RESISTOR, European symbol</text:p>
          </table:table-cell>
          <table:table-cell table:number-columns-repeated="101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.95" calcext:value-type="float">
            <text:p>1.95</text:p>
          </table:table-cell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<text:a xlink:href="https://www.digikey.com/product-detail/en/nichicon/UWX1C100MCL2GB/493-2099-1-ND/590074" xlink:type="simple">493-2099-1-ND Digikey</text:a></text:p>
          </table:table-cell>
          <table:table-cell office:value-type="string" calcext:value-type="string">
            <text:p>10UF-POLAR-0603-6.3V-20%(TANT)</text:p>
          </table:table-cell>
          <table:table-cell office:value-type="string" calcext:value-type="string">
            <text:p>0603-POLAR</text:p>
          </table:table-cell>
          <table:table-cell office:value-type="string" calcext:value-type="string">
            <text:p>C3, C14</text:p>
          </table:table-cell>
          <table:table-cell office:value-type="string" calcext:value-type="string">
            <text:p>10.0µF polarized capacitors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.95" calcext:value-type="float">
            <text:p>3.95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<text:a xlink:href="https://www.digikey.com/product-detail/en/kemet/C324C106K3R5TA/399-13950-ND/6562361" xlink:type="simple">399-13950-ND Digikey</text:a></text:p>
          </table:table-cell>
          <table:table-cell office:value-type="string" calcext:value-type="string">
            <text:p>C-EU025-025X050</text:p>
          </table:table-cell>
          <table:table-cell office:value-type="string" calcext:value-type="string">
            <text:p>C025-025X050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APACITOR, European symbol</text:p>
          </table:table-cell>
          <table:table-cell table:number-columns-repeated="101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3.14" calcext:value-type="float">
            <text:p>13.14</text:p>
          </table:table-cell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150 uF</text:p>
          </table:table-cell>
          <table:table-cell office:value-type="string" calcext:value-type="string">
            <text:p><text:a xlink:href="https://www.digikey.com/product-detail/en/taiyo-yuden/JMK325ABJ157MM-T/587-4340-1-ND/5400914" xlink:type="simple">587-4340-1-ND Digikey</text:a></text:p>
          </table:table-cell>
          <table:table-cell office:value-type="string" calcext:value-type="string">
            <text:p>C-EUC225</text:p>
          </table:table-cell>
          <table:table-cell office:value-type="string" calcext:value-type="string">
            <text:p>C3225</text:p>
          </table:table-cell>
          <table:table-cell office:value-type="string" calcext:value-type="string">
            <text:p>C8, C10</text:p>
          </table:table-cell>
          <table:table-cell office:value-type="string" calcext:value-type="string">
            <text:p>CAPACITOR, European symbol</text:p>
          </table:table-cell>
          <table:table-cell table:number-columns-repeated="101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82" calcext:value-type="float">
            <text:p>0.82</text:p>
          </table:table-cell>
          <table:covered-table-cell/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158.6 ohm <text:span text:style-name="T1">→ Changed to 158</text:span></text:p>
          </table:table-cell>
          <table:table-cell office:value-type="string" calcext:value-type="string">
            <text:p><text:a xlink:href="https://www.digikey.com/product-detail/en/yageo/MFR-25FBF52-158R/158XBK-ND/12835" xlink:type="simple">158XBK-ND Digikey</text:a></text:p>
          </table:table-cell>
          <table:table-cell office:value-type="string" calcext:value-type="string">
            <text:p>RESISTORAXIAL-0.3</text:p>
          </table:table-cell>
          <table:table-cell office:value-type="string" calcext:value-type="string">
            <text:p>AXIAL-0.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ES-09327</text:p>
          </table:table-cell>
          <table:table-cell table:number-columns-repeated="101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covered-table-cell/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18.3 ohm<text:span text:style-name="T1"> → Changed to 18 </text:span></text:p>
          </table:table-cell>
          <table:table-cell office:value-type="string" calcext:value-type="string">
            <text:p><text:a xlink:href="https://www.digikey.com/product-detail/en/stackpole-electronics-inc/CF14JT18R0/CF14JT18R0CT-ND/1830309" xlink:type="simple">CF14JT18R0CT-ND Digikey</text:a></text:p>
          </table:table-cell>
          <table:table-cell office:value-type="string" calcext:value-type="string">
            <text:p>RESISTORAXIAL-0.3</text:p>
          </table:table-cell>
          <table:table-cell office:value-type="string" calcext:value-type="string">
            <text:p>AXIAL-0.3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ESISTOR, European symbol</text:p>
          </table:table-cell>
          <table:table-cell table:number-columns-repeated="101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<text:a xlink:href="https://www.digikey.com/product-detail/en/stackpole-electronics-inc/CF14JT1M00/CF14JT1M00CT-ND/1830423" xlink:type="simple">CF14JT1M00CT-ND Digikey</text:a></text:p>
          </table:table-cell>
          <table:table-cell office:value-type="string" calcext:value-type="string">
            <text:p>RESISTORAXIAL-0.3</text:p>
          </table:table-cell>
          <table:table-cell office:value-type="string" calcext:value-type="string">
            <text:p>AXIAL-0.3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RESISTOR, European symbol</text:p>
          </table:table-cell>
          <table:table-cell table:number-columns-repeated="101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9.92" calcext:value-type="float">
            <text:p>9.92</text:p>
          </table:table-cell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<text:a xlink:href="https://www.digikey.com/product-detail/en/kemet/C320C105K5N5TA91707301/399-14394-1-ND/6919016" xlink:type="simple">399-14394-1-ND Digikey</text:a></text:p>
          </table:table-cell>
          <table:table-cell office:value-type="string" calcext:value-type="string">
            <text:p>C-EU025-025X050</text:p>
          </table:table-cell>
          <table:table-cell office:value-type="string" calcext:value-type="string">
            <text:p>C025-025X050</text:p>
          </table:table-cell>
          <table:table-cell office:value-type="string" calcext:value-type="string">
            <text:p>C5, C7, C9, C11, C22, C24</text:p>
          </table:table-cell>
          <table:table-cell office:value-type="string" calcext:value-type="string">
            <text:p>CAPACITOR</text:p>
          </table:table-cell>
          <table:table-cell table:number-columns-repeated="101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<text:a xlink:href="https://www.digikey.com/scripts/DkSearch/dksus.dll?Detail&amp;itemSeq=264941065&amp;uq=636656896140431041" xlink:type="simple">445-173575-1-ND Digikey</text:a></text:p>
          </table:table-cell>
          <table:table-cell office:value-type="string" calcext:value-type="string">
            <text:p>C-EU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1, C21</text:p>
          </table:table-cell>
          <table:table-cell office:value-type="string" calcext:value-type="string">
            <text:p>CAPACITOR, European symbol</text:p>
          </table:table-cell>
          <table:table-cell table:number-columns-repeated="101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.6" calcext:value-type="float">
            <text:p>3.6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2.5k</text:p>
          </table:table-cell>
          <table:table-cell office:value-type="string" calcext:value-type="string">
            <text:p><text:a xlink:href="https://www.digikey.com/product-detail/en/vishay-dale/RN60D2501FB14/1135-1593-ND/3193892" xlink:type="simple">1135-1593-ND Digikey</text:a></text:p>
          </table:table-cell>
          <table:table-cell office:value-type="string" calcext:value-type="string">
            <text:p>RESISTORAXIAL-0.3</text:p>
          </table:table-cell>
          <table:table-cell office:value-type="string" calcext:value-type="string">
            <text:p>AXIAL-0.3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RESISTOR, European symbol</text:p>
          </table:table-cell>
          <table:table-cell table:number-columns-repeated="101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82" calcext:value-type="float">
            <text:p>0.82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20.5k</text:p>
          </table:table-cell>
          <table:table-cell office:value-type="string" calcext:value-type="string">
            <text:p><text:a xlink:href="https://www.digikey.com/product-detail/en/yageo/MFR-25FBF52-20K5/20.5KXBK-ND/13278" xlink:type="simple">20.5KXBK-ND Digikey</text:a></text:p>
          </table:table-cell>
          <table:table-cell office:value-type="string" calcext:value-type="string">
            <text:p>RESISTORAXIAL-0.3</text:p>
          </table:table-cell>
          <table:table-cell office:value-type="string" calcext:value-type="string">
            <text:p>AXIAL-0.3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RESISTOR, European symbol</text:p>
          </table:table-cell>
          <table:table-cell table:number-columns-repeated="101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82" calcext:value-type="float">
            <text:p>0.82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28k</text:p>
          </table:table-cell>
          <table:table-cell office:value-type="string" calcext:value-type="string">
            <text:p><text:a xlink:href="https://www.digikey.com/product-detail/en/yageo/MFR-25FBF52-28K/28.0KXBK-ND/13303" xlink:type="simple">28.0KXBK-ND Digikey</text:a></text:p>
          </table:table-cell>
          <table:table-cell office:value-type="string" calcext:value-type="string">
            <text:p>RESISTORAXIAL-0.3</text:p>
          </table:table-cell>
          <table:table-cell office:value-type="string" calcext:value-type="string">
            <text:p>AXIAL-0.3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RESISTOR, European symbo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x</text:p>
          </table:table-cell>
          <table:table-cell/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3.3V</text:p>
          </table:table-cell>
          <table:table-cell table:style-name="ce6" office:value-type="string" calcext:value-type="string">
            <text:p>THERMISTOR?</text:p>
          </table:table-cell>
          <table:table-cell office:value-type="string" calcext:value-type="string">
            <text:p>DIODE-ZENER-MM3Z3V3T1G (DIODE-ZENER)</text:p>
          </table:table-cell>
          <table:table-cell office:value-type="string" calcext:value-type="string">
            <text:p>SOD-323</text:p>
          </table:table-cell>
          <table:table-cell office:value-type="string" calcext:value-type="string">
            <text:p>D1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78" calcext:value-type="float">
            <text:p>0.78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<text:a xlink:href="https://www.digikey.com/product-detail/en/stackpole-electronics-inc/RNV14FAL300K/RNV14FAL300KCT-ND/2665277" xlink:type="simple">RNV14FAL300KCT-ND Digikey</text:a></text:p>
          </table:table-cell>
          <table:table-cell office:value-type="string" calcext:value-type="string">
            <text:p>RESISTORAXIAL-0.3</text:p>
          </table:table-cell>
          <table:table-cell office:value-type="string" calcext:value-type="string">
            <text:p>AXIAL-0.3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RESISTOR, European symbol</text:p>
          </table:table-cell>
          <table:table-cell table:number-columns-repeated="101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72" calcext:value-type="float">
            <text:p>0.72</text:p>
          </table:table-cell>
          <table:covered-table-cell/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49.9 ohm</text:p>
          </table:table-cell>
          <table:table-cell office:value-type="string" calcext:value-type="string">
            <text:p><text:a xlink:href="https://www.digikey.com/product-detail/en/stackpole-electronics-inc/RNF14FTD49R9/RNF14FTD49R9CT-ND/1974974" xlink:type="simple">RNF14FTD49R9CT-ND Digikey</text:a></text:p>
          </table:table-cell>
          <table:table-cell office:value-type="string" calcext:value-type="string">
            <text:p>RESISTORAXIAL-0.3</text:p>
          </table:table-cell>
          <table:table-cell office:value-type="string" calcext:value-type="string">
            <text:p>AXIAL-0.3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RESISTOR, European symbol</text:p>
          </table:table-cell>
          <table:table-cell table:number-columns-repeated="101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82" calcext:value-type="float">
            <text:p>0.82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6.81k</text:p>
          </table:table-cell>
          <table:table-cell office:value-type="string" calcext:value-type="string">
            <text:p><text:a xlink:href="https://www.digikey.com/product-detail/en/yageo/MFR-25FBF52-6K81/6.81KXBK-ND/13187" xlink:type="simple">6.81KXBK-ND Digikey</text:a></text:p>
          </table:table-cell>
          <table:table-cell office:value-type="string" calcext:value-type="string">
            <text:p>RESISTORAXIAL-0.3</text:p>
          </table:table-cell>
          <table:table-cell office:value-type="string" calcext:value-type="string">
            <text:p>AXIAL-0.3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RESISTOR, European symbol</text:p>
          </table:table-cell>
          <table:table-cell table:number-columns-repeated="101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59" calcext:value-type="float">
            <text:p>0.59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74.7k <text:span text:style-name="T1">→ Changed to 75k</text:span></text:p>
          </table:table-cell>
          <table:table-cell office:value-type="string" calcext:value-type="string">
            <text:p><text:a xlink:href="https://www.digikey.com/product-detail/en/yageo/CFR-25JB-52-75K/75KQBK-ND/3496" xlink:type="simple">75KQBK-ND Digikey</text:a></text:p>
          </table:table-cell>
          <table:table-cell office:value-type="string" calcext:value-type="string">
            <text:p>RESISTORAXIAL-0.3</text:p>
          </table:table-cell>
          <table:table-cell office:value-type="string" calcext:value-type="string">
            <text:p>AXIAL-0.3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RESISTOR, European symbol</text:p>
          </table:table-cell>
          <table:table-cell table:number-columns-repeated="101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72" calcext:value-type="float">
            <text:p>0.72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80.6k</text:p>
          </table:table-cell>
          <table:table-cell office:value-type="string" calcext:value-type="string">
            <text:p><text:a xlink:href="https://www.digikey.com/product-detail/en/stackpole-electronics-inc/RNF14FTD80K6/RNF14FTD80K6CT-ND/1975154" xlink:type="simple">RNF14FTD80KCT-ND Digikey</text:a></text:p>
          </table:table-cell>
          <table:table-cell office:value-type="string" calcext:value-type="string">
            <text:p>RESISTORAXIAL-0.3</text:p>
          </table:table-cell>
          <table:table-cell office:value-type="string" calcext:value-type="string">
            <text:p>AXIAL-0.3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RESISTOR, European symbol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6.34" calcext:value-type="float">
            <text:p>26.34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AD822ANZ</text:p>
          </table:table-cell>
          <table:table-cell office:value-type="string" calcext:value-type="string">
            <text:p><text:a xlink:href="https://www.digikey.com/products/en?keywords=AD822ANZ" xlink:type="simple">AD822ANZ-ND Digikey</text:a></text:p>
          </table:table-cell>
          <table:table-cell office:value-type="string" calcext:value-type="string">
            <text:p>AD822ANZ</text:p>
          </table:table-cell>
          <table:table-cell office:value-type="string" calcext:value-type="string">
            <text:p>N_8</text:p>
          </table:table-cell>
          <table:table-cell office:value-type="string" calcext:value-type="string">
            <text:p>U2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7.88" calcext:value-type="float">
            <text:p>47.88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C6TYPE_TRIM_DC/DC</text:p>
          </table:table-cell>
          <table:table-cell office:value-type="string" calcext:value-type="string">
            <text:p><text:a xlink:href="https://www.digikey.com/products/en?keywords=CC6-1205SF" xlink:type="simple">CC6-1205SF-E Digikey</text:a></text:p>
          </table:table-cell>
          <table:table-cell office:value-type="string" calcext:value-type="string">
            <text:p>C6TYPE_TRIM_DC/DC</text:p>
          </table:table-cell>
          <table:table-cell office:value-type="string" calcext:value-type="string">
            <text:p>CONV/DC/DC_6W_SNGL_C6TYPE</text:p>
          </table:table-cell>
          <table:table-cell office:value-type="string" calcext:value-type="string">
            <text:p>U$3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.02" calcext:value-type="float">
            <text:p>16.02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LT3571IUDPBF</text:p>
          </table:table-cell>
          <table:table-cell office:value-type="string" calcext:value-type="string">
            <text:p><text:a xlink:href="https://www.mouser.com/ProductDetail/584-LT3571EUD%23PBF" xlink:type="simple">LT3571EUD#PBF Mouser</text:a></text:p>
          </table:table-cell>
          <table:table-cell office:value-type="string" calcext:value-type="string">
            <text:p>LT3571IUDPBF</text:p>
          </table:table-cell>
          <table:table-cell office:value-type="string" calcext:value-type="string">
            <text:p>QFN-16_UD</text:p>
          </table:table-cell>
          <table:table-cell office:value-type="string" calcext:value-type="string">
            <text:p>U1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NCS6D1205</text:p>
          </table:table-cell>
          <table:table-cell office:value-type="string" calcext:value-type="string">
            <text:p><text:a xlink:href="https://www.digikey.com/product-detail/en/murata-power-solutions-inc/NCS6D1205C/811-2316-ND/2765600" xlink:type="simple">811-2316-ND Digikey</text:a></text:p>
          </table:table-cell>
          <table:table-cell office:value-type="string" calcext:value-type="string">
            <text:p>NCS6D1205</text:p>
          </table:table-cell>
          <table:table-cell office:value-type="string" calcext:value-type="string">
            <text:p>NCS6D1205C</text:p>
          </table:table-cell>
          <table:table-cell office:value-type="string" calcext:value-type="string">
            <text:p>U$1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x</text:p>
          </table:table-cell>
          <table:table-cell table:style-name="ce2"/>
          <table:covered-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WER_JACK</text:p>
          </table:table-cell>
          <table:table-cell table:style-name="ce2"/>
          <table:table-cell table:style-name="ce2" office:value-type="string" calcext:value-type="string">
            <text:p>POWER_JACK</text:p>
          </table:table-cell>
          <table:table-cell table:style-name="ce2" office:value-type="string" calcext:value-type="string">
            <text:p>POWER_JACK_PTH</text:p>
          </table:table-cell>
          <table:table-cell table:style-name="ce2" office:value-type="string" calcext:value-type="string">
            <text:p>J3</text:p>
          </table:table-cell>
          <table:table-cell table:style-name="ce2" office:value-type="string" calcext:value-type="string">
            <text:p>Power Jack Connector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.69" calcext:value-type="float">
            <text:p>3.69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SRR6603-103ML</text:p>
          </table:table-cell>
          <table:table-cell office:value-type="string" calcext:value-type="string">
            <text:p><text:a xlink:href="https://www.digikey.com/product-detail/en/bourns-inc/SRR6603-103ML/SRR6603-103MLCT-ND/2127587" xlink:type="simple">SRR6603-103MLCT-ND Digikey</text:a></text:p>
          </table:table-cell>
          <table:table-cell office:value-type="string" calcext:value-type="string">
            <text:p>SRR6603-103ML</text:p>
          </table:table-cell>
          <table:table-cell office:value-type="string" calcext:value-type="string">
            <text:p>IND_BOURNS_SRR6603</text:p>
          </table:table-cell>
          <table:table-cell office:value-type="string" calcext:value-type="string">
            <text:p>L7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x</text:p>
          </table:table-cell>
          <table:table-cell table:style-name="ce2"/>
          <table:covered-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hield</text:p>
          </table:table-cell>
          <table:table-cell table:style-name="ce2"/>
          <table:table-cell table:style-name="ce2" office:value-type="string" calcext:value-type="string">
            <text:p>RESISTORAXIAL-0.3</text:p>
          </table:table-cell>
          <table:table-cell table:style-name="ce2" office:value-type="string" calcext:value-type="string">
            <text:p>AXIAL-0.3</text:p>
          </table:table-cell>
          <table:table-cell table:style-name="ce2" office:value-type="string" calcext:value-type="string">
            <text:p>R1, R2, R3</text:p>
          </table:table-cell>
          <table:table-cell table:style-name="ce2" office:value-type="string" calcext:value-type="string">
            <text:p>RESISTOR, European symbol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x</text:p>
          </table:table-cell>
          <table:table-cell table:style-name="ce2"/>
          <table:covered-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uning</text:p>
          </table:table-cell>
          <table:table-cell table:style-name="ce2"/>
          <table:table-cell table:style-name="ce2" office:value-type="string" calcext:value-type="string">
            <text:p>RESISTORAXIAL-0.3</text:p>
          </table:table-cell>
          <table:table-cell table:style-name="ce2" office:value-type="string" calcext:value-type="string">
            <text:p>AXIAL-0.3</text:p>
          </table:table-cell>
          <table:table-cell table:style-name="ce2" office:value-type="string" calcext:value-type="string">
            <text:p>R5, R18</text:p>
          </table:table-cell>
          <table:table-cell table:style-name="ce2" office:value-type="string" calcext:value-type="string">
            <text:p>RESISTOR, European symbol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.47" calcext:value-type="float">
            <text:p>1.47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WM403_NDPOWER_JACK</text:p>
          </table:table-cell>
          <table:table-cell office:value-type="string" calcext:value-type="string">
            <text:p><text:a xlink:href="https://www.digikey.com/scripts/DkSearch/dksus.dll?Detail&amp;itemSeq=264949365&amp;uq=636656936414001881" xlink:type="simple">WM4032-ND Digikey</text:a></text:p>
          </table:table-cell>
          <table:table-cell office:value-type="string" calcext:value-type="string">
            <text:p>WM403_NDPOWER_JACK</text:p>
          </table:table-cell>
          <table:table-cell office:value-type="string" calcext:value-type="string">
            <text:p>WM4302-ND</text:p>
          </table:table-cell>
          <table:table-cell office:value-type="string" calcext:value-type="string">
            <text:p>PWR_JACK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9.81" calcext:value-type="float">
            <text:p>109.81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MC20F-100-ND</text:p>
          </table:table-cell>
          <table:table-cell office:value-type="string" calcext:value-type="string">
            <text:p><text:a xlink:href="https://www.digikey.com/scripts/DkSearch/dksus.dll?Detail&amp;itemSeq=264951956&amp;uq=636656951433877519" xlink:type="simple">MC20F-100-ND Digikey</text:a></text:p>
          </table:table-cell>
          <table:table-cell office:value-type="string" calcext:value-type="string">
            <text:p>100m Flat Ribbon Cables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Total</text:p>
          </table:table-cell>
          <table:table-cell table:style-name="ce3" table:formula="of:=SUM([.B2:.B40])" office:value-type="float" office:value="350" calcext:value-type="float">
            <text:p>350</text:p>
          </table:table-cell>
          <table:table-cell table:style-name="ce3"/>
          <table:table-cell table:number-columns-repeated="1021"/>
        </table:table-row>
        <table:table-row table:style-name="ro2">
          <table:table-cell table:number-columns-repeated="4"/>
          <table:table-cell office:value-type="string" calcext:value-type="string">
            <text:p>(Before Shipping)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5" office:value-type="currency" office:currency="USD" office:value="333.98" calcext:value-type="currency">
            <text:p>$333.98</text:p>
          </table:table-cell>
          <table:table-cell office:value-type="string" calcext:value-type="string">
            <text:p>Digikey Shopping Cart</text:p>
          </table:table-cell>
          <table:table-cell office:value-type="string" calcext:value-type="string">
            <text:p><text:a xlink:href="http://www.digikey.com/short/jb3f75" xlink:type="simple">http://www.digikey.com/short/jb3f75</text:a>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5" office:value-type="currency" office:currency="USD" office:value="16.02" calcext:value-type="currency">
            <text:p>$16.02</text:p>
          </table:table-cell>
          <table:table-cell office:value-type="string" calcext:value-type="string">
            <text:p>Mouser Shopping Cart</text:p>
          </table:table-cell>
          <table:table-cell table:style-name="ce7" office:value-type="string" calcext:value-type="string" table:number-columns-spanned="2" table:number-rows-spanned="1">
            <text:p><text:a xlink:href="https://www.mouser.com/ProjectManager/ProjectDetail.aspx?AccessID=bb072d58ad" xlink:type="simple">https://www.mouser.com/ProjectManager/ProjectDetail.aspx?AccessID=bb072d58ad</text:a></text:p>
          </table:table-cell>
          <table:covered-table-cell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7">00/00/0000</text:date>, <text:time style:data-style-name="N2" text:time-value="10:23:45.3862207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27T10:33:29.783981745</dc:date>
    <meta:editing-duration>PT23M50S</meta:editing-duration>
    <meta:editing-cycles>6</meta:editing-cycles>
    <meta:generator>LibreOffice/5.1.6.2$Linux_X86_64 LibreOffice_project/10m0$Build-2</meta:generator>
    <meta:document-statistic meta:table-count="1" meta:cell-count="337" meta:object-count="0"/>
  </office:meta>
</office:document-meta>
</file>